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894cm" fo:min-width="10.9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10.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 style:list-style-name="L1">
      <style:graphic-properties draw:stroke="none" draw:fill="none" fo:min-height="6.401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6.401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43cm" svg:height="9.144cm" svg:x="2.032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3cm" svg:height="2.032cm" svg:x="2.032cm" svg:y="1.77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487cm" svg:height="0.962cm" svg:x="3.948cm" svg:y="2.286cm">
          <draw:text-box>
            <text:p text:style-name="P2"><text:span text:style-name="T1">BaseSimulationRunner</text:span></text:p>
          </draw:text-box>
        </draw:frame>
        <draw:frame draw:style-name="gr4" draw:text-style-name="P5" draw:layer="layout" svg:width="10.668cm" svg:height="6.651cm" svg:x="2.286cm" svg:y="4.017cm">
          <draw:text-box>
            <text:p text:style-name="P4">dispatch_run()</text:p>
            <text:p>run()</text:p>
            <text:p>run_postprocessing_only()</text:p>
            <text:p>run_simulation_omnet() </text:p>
            <text:p>run_simulation_omnet_sumo()</text:p>
            <text:p>run_simulation_omnet_vadere()</text:p>
            <text:p>run_simulation_vadere_omnet_ctl()</text:p>
            <text:p>run_simulation_vadere_ctl()</text:p>
            <text:p text:style-name="P4">run_simulation_vadere()</text:p>
          </draw:text-box>
        </draw:frame>
        <draw:custom-shape draw:style-name="gr1" draw:text-style-name="P1" draw:layer="layout" svg:width="11.43cm" svg:height="9.144cm" svg:x="15.032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3cm" svg:height="2.032cm" svg:x="15.032cm" svg:y="1.77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03cm" svg:height="0.962cm" svg:x="16.948cm" svg:y="2.286cm">
          <draw:text-box>
            <text:p text:style-name="P6"><text:span text:style-name="T1">SimulationDispatcher</text:span></text:p>
          </draw:text-box>
        </draw:frame>
        <draw:frame draw:style-name="gr5" draw:text-style-name="P5" draw:layer="layout" svg:width="10.668cm" svg:height="6.651cm" svg:x="15.286cm" svg:y="4.017cm">
          <draw:text-box>
            <text:p text:style-name="P4"/>
            <text:p text:style-name="P4"/>
            <text:p>run_postprocessing_only()</text:p>
            <text:p>run_simulation_omnet() </text:p>
            <text:p>run_simulation_omnet_sumo()</text:p>
            <text:p>run_simulation_omnet_vadere()</text:p>
            <text:p>run_simulation_vadere_omnet_ctl()</text:p>
            <text:p>run_simulation_vadere_ctl()</text:p>
            <text:p text:style-name="P4">run_simulation_vadere()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9T11:57:14.653847996</meta:creation-date>
    <dc:date>2023-09-19T12:02:45.562337284</dc:date>
    <meta:editing-duration>PT5M31S</meta:editing-duration>
    <meta:editing-cycles>1</meta:editing-cycles>
    <meta:document-statistic meta:object-count="31"/>
    <meta:generator>LibreOffice/6.4.7.2$Linux_X86_64 LibreOffice_project/40$Build-2</meta:generator>
  </office:meta>
</office:document-meta>
</file>